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10000000000000B3000002444A3E887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3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4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25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28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29" style:family="graphic" style:parent-style-name="standard">
      <style:graphic-properties draw:textarea-vertical-align="middle" draw:auto-grow-height="false" fo:min-height="0.749cm" fo:min-width="0.499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>
      <style:graphic-properties svg:stroke-color="#f1df6f" draw:fill="solid" draw:fill-color="#f1df6f" draw:textarea-horizontal-align="justify" draw:textarea-vertical-align="middle" draw:auto-grow-height="false"/>
    </style:style>
    <style:style style:name="gr32" style:family="graphic">
      <style:graphic-properties svg:stroke-color="#99ccff" draw:fill="solid" draw:fill-color="#99ccff" draw:textarea-horizontal-align="justify" draw:textarea-vertical-align="middle" draw:auto-grow-height="false"/>
    </style:style>
    <style:style style:name="gr33" style:family="graphic">
      <style:graphic-properties svg:stroke-color="#9999ff" draw:fill="solid" draw:fill-color="#9999ff" draw:textarea-horizontal-align="justify" draw:textarea-vertical-align="middle" draw:auto-grow-height="false"/>
    </style:style>
    <style:style style:name="gr34" style:family="graphic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35" style:family="graphic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36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gr38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58.04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66.54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75.04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83.54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92.04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100.54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6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6cm" svg:height="4cm" svg:x="54cm" svg:y="28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7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9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4cm" svg:x="118cm" svg:y="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4cm" svg:x="111cm" svg:y="28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29" draw:text-style-name="P1" draw:layer="layout" svg:width="2cm" svg:height="2cm" draw:transform="rotate (-1.5707963267949) translate (114.5cm 2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cm" svg:height="7cm" svg:x="112cm" svg:y="34cm">
          <text:p/>
          <draw:enhanced-geometry svg:viewBox="0 0 21600 21600" draw:text-areas="0 ?f0 21600 21600" draw:type="up-arrow-callout" draw:modifiers="15034.5379231538 1029.25691436188 7290.50135694901 6888.10396534489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30" draw:text-style-name="P1" draw:layer="layout" svg:width="3cm" svg:height="6cm" svg:x="112cm" svg:y="44cm">
          <text:p/>
          <draw:enhanced-geometry svg:viewBox="0 0 21600 21600" draw:text-areas="?f0 ?f7 ?f2 21600" draw:type="up-arrow" draw:modifiers="9383.63606065656 6398.6671109630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56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4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4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56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1" draw:text-style-name="P1" draw:layer="Разметка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Разметка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Разметка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Разметка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Разметка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Разметка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Разметка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Разметка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Разметка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Разметка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Разметка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Разметка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Разметка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Разметка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1" draw:text-style-name="P1" draw:layer="Разметка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Разметка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1" draw:text-style-name="P1" draw:layer="Разметка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Разметка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Разметка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Разметка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Разметка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Разметка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Разметка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Разметка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Разметка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Разметка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34" draw:text-style-name="P1" draw:layer="Разметка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Разметка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1" draw:text-style-name="P1" draw:layer="Разметка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1" draw:text-style-name="P1" draw:layer="Разметка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Разметка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Обычный">
        <draw:frame draw:style-name="gr36" draw:text-style-name="P1" draw:layer="layout" svg:width="13cm" svg:height="42cm" svg:x="78cm" svg:y="28cm">
          <draw:image xlink:href="Pictures/10000000000000B3000002444A3E8879.png" xlink:type="simple" xlink:show="embed" xlink:actuate="onLoad">
            <text:p/>
          </draw:image>
        </draw:fram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7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8" draw:text-style-name="P1" draw:layer="layout" svg:width="4cm" svg:height="0.9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9" draw:text-style-name="P1" draw:layer="layout" svg:width="12.2cm" svg:height="0.9cm" svg:x="63.9cm" svg:y="29cm" svg:viewBox="0 0 12201 901" svg:d="m450 0h11300c225 0 451 225 451 450v0c0 225-226 451-451 451h-11300c-225 0-450-226-450-451v0c0-225 225-450 450-450z">
          <text:p/>
        </draw:path>
        <draw:polygon draw:style-name="gr39" draw:text-style-name="P1" draw:layer="layout" svg:width="11.666cm" svg:height="0.899cm" svg:x="64.167cm" svg:y="30cm" svg:viewBox="0 0 11667 900" draw:points="600,900 0,0 11667,0 11067,900">
          <text:p/>
        </draw:polygon>
        <draw:path draw:style-name="gr39" draw:text-style-name="P1" draw:layer="layout" svg:width="10.332cm" svg:height="0.999cm" svg:x="64.833cm" svg:y="31cm" svg:viewBox="0 0 10333 1000" svg:d="m9933 600-266 400h-9000l-267-400zm-9600-100-333-500h10333l-333 5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9-03T00:52:23.206000000</dc:date>
    <meta:editing-duration>P1DT8H25M43S</meta:editing-duration>
    <meta:editing-cycles>157</meta:editing-cycles>
    <meta:generator>LibreOffice/4.1.0.4$Windows_x86 LibreOffice_project/89ea49ddacd9aa532507cbf852f2bb22b1ace28</meta:generator>
    <meta:document-statistic meta:object-count="534"/>
  </office:meta>
</office:document-meta>
</file>